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r. No </text:p>
          </table:table-cell>
          <table:table-cell table:style-name="Default" office:value-type="string" calcext:value-type="string">
            <text:p>Date </text:p>
          </table:table-cell>
          <table:table-cell office:value-type="string" calcext:value-type="string">
            <text:p>Day 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5-02-26" calcext:value-type="date">
            <text:p>26/02/202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ahashivratr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5-03-14" calcext:value-type="date">
            <text:p>14/03/202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Ho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5-03-31" calcext:value-type="date">
            <text:p>31/03/20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Id-Ul-Fitr (Ramadan Eid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5-04-10" calcext:value-type="date">
            <text:p>10/04/202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Shri Mahavir Jayant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5-04-14" calcext:value-type="date">
            <text:p>14/04/20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Dr. Baba Saheb Ambedkar Jayant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5-04-18" calcext:value-type="date">
            <text:p>18/04/202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Good Frida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5-05-01" calcext:value-type="date">
            <text:p>01/05/202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harashtra Da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5-08-15" calcext:value-type="date">
            <text:p>15/08/202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Independence Day / Parsi New Yea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5-08-27" calcext:value-type="date">
            <text:p>27/08/202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hri Ganesh Chaturth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5-10-02" calcext:value-type="date">
            <text:p>02/10/202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hatma Gandhi Jayanti/Dusseh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5-10-21" calcext:value-type="date">
            <text:p>21/10/2025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Diwali Laxmi Puj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5-10-22" calcext:value-type="date">
            <text:p>22/10/202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alipratipad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5-11-05" calcext:value-type="date">
            <text:p>05/11/202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rakash Gurpurb Sri Guru Nanak Dev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5-12-25" calcext:value-type="date">
            <text:p>25/12/202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Christm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03:21:15.728939015</meta:creation-date>
    <dc:date>2025-07-23T03:26:51.932024626</dc:date>
    <meta:editing-duration>PT5M37S</meta:editing-duration>
    <meta:editing-cycles>1</meta:editing-cycles>
    <meta:document-statistic meta:table-count="1" meta:cell-count="60" meta:object-count="0"/>
    <meta:generator>LibreOffice/24.2.7.2$Linux_X86_64 LibreOffice_project/420$Build-2</meta:generator>
  </office:meta>
</office:document-meta>
</file>